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margin-left="0cm" fo:margin-right="0cm" fo:text-indent="0cm"/>
      <style:text-properties style:font-name="Arial Black1"/>
    </style:style>
    <style:style style:name="P4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3"><text:span text:style-name="T2">1. Przyjdź, Duchu Ojca,</text:span><text:span text:style-name="T2"><text:line-break/></text:span><text:span text:style-name="T2">bądź naszym światłem,</text:span><text:span text:style-name="T2"><text:line-break/></text:span><text:span text:style-name="T2">niech promienieje</text:span><text:span text:style-name="T2"><text:line-break/></text:span><text:span text:style-name="T2">Twej chwały bl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3"><text:span text:style-name="T2">2. O, świadku prawdziwy,</text:span><text:span text:style-name="T2"><text:line-break/></text:span><text:span text:style-name="T2">umocnij nas.</text:span><text:span text:style-name="T2"><text:line-break/></text:span><text:span text:style-name="T2">Chcemy rozgłaszać,</text:span><text:span text:style-name="T2"><text:line-break/></text:span><text:span text:style-name="T2">zmartwychwstał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3"><text:span text:style-name="T2">3. Przyjdź, Źródło niebieskie,</text:span><text:span text:style-name="T2"><text:line-break/></text:span><text:span text:style-name="T2">przyjdź, zdroju życia.</text:span><text:span text:style-name="T2"><text:line-break/></text:span><text:span text:style-name="T2">Bądź nam uzdrowieniem,</text:span><text:span text:style-name="T2"><text:line-break/></text:span><text:span text:style-name="T2">moc sercom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3"><text:span text:style-name="T2">4. O, Duchu radości,</text:span><text:span text:style-name="T2"><text:line-break/></text:span><text:span text:style-name="T2">rozraduj Kościół,</text:span><text:span text:style-name="T2"><text:line-break/></text:span><text:span text:style-name="T2">niech płynie z serc naszych</text:span><text:span text:style-name="T2"><text:line-break/></text:span><text:span text:style-name="T2">Baranka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3"><text:span text:style-name="T2">5. Ty daj nam doświadczyć</text:span><text:span text:style-name="T2"><text:line-break/></text:span><text:span text:style-name="T2">miłości Ojca,</text:span><text:span text:style-name="T2"><text:line-break/></text:span><text:span text:style-name="T2">oblicze Chrystusa</text:span><text:span text:style-name="T2"><text:line-break/></text:span><text:span text:style-name="T2">objawiaj n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3"><text:span text:style-name="T2">6. Bądź nam tchnieniem życia,</text:span><text:span text:style-name="T2"><text:line-break/></text:span><text:span text:style-name="T2">światła promieniem,</text:span><text:span text:style-name="T2"><text:line-break/></text:span><text:span text:style-name="T2">przez Ciebie jaśnieje</text:span><text:span text:style-name="T2"><text:line-break/></text:span><text:span text:style-name="T2">Chrystusa krzy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1">Boże, przyjdź,</text:span><text:span text:style-name="T1"><text:line-break/></text:span><text:span text:style-name="T1">przyjdź Duchu Światło</text:span><text:span text:style-name="T1"><text:line-break/></text:span><text:span text:style-name="T1">Duchu Ogniu, przyjdź.</text:span><text:span text:style-name="T1"><text:line-break/></text:span><text:span text:style-name="T1">Przyjdź i rozpal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4T15:13:32</meta:creation-date>
    <dc:date>2014-02-03T20:52:13.854000000</dc:date>
    <dc:language>pl-PL</dc:language>
    <meta:editing-cycles>15</meta:editing-cycles>
    <meta:editing-duration>PT1H7M59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